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office:font-face-decls>
  <office:automatic-styles>
    <style:style style:name="P1" style:family="paragraph" style:parent-style-name="Standard">
      <style:text-properties officeooo:rsid="001e71ff" officeooo:paragraph-rsid="001e71ff"/>
    </style:style>
    <style:style style:name="P2" style:family="paragraph" style:parent-style-name="Standard">
      <style:text-properties officeooo:rsid="001e71ff" officeooo:paragraph-rsid="0021bca8"/>
    </style:style>
    <style:style style:name="P3" style:family="paragraph" style:parent-style-name="Standard">
      <style:text-properties fo:font-weight="bold" officeooo:rsid="001e71ff" officeooo:paragraph-rsid="001e71ff" style:font-weight-asian="bold" style:font-weight-complex="bold"/>
    </style:style>
    <style:style style:name="P4" style:family="paragraph" style:parent-style-name="Standard">
      <style:text-properties officeooo:rsid="0021bca8" officeooo:paragraph-rsid="0021bca8"/>
    </style:style>
    <style:style style:name="P5" style:family="paragraph" style:parent-style-name="Standard">
      <style:paragraph-properties fo:text-align="end" style:justify-single-word="false"/>
      <style:text-properties fo:color="#ffffff" loext:opacity="100%" officeooo:rsid="0021bca8" officeooo:paragraph-rsid="0021bca8"/>
    </style:style>
    <style:style style:name="P6" style:family="paragraph" style:parent-style-name="Standard">
      <style:text-properties fo:color="#ffffff" loext:opacity="100%" officeooo:rsid="0021bca8" officeooo:paragraph-rsid="0021bca8"/>
    </style:style>
    <style:style style:name="P7" style:family="paragraph" style:parent-style-name="Text_20_body">
      <style:text-properties officeooo:rsid="001e71ff" officeooo:paragraph-rsid="001e71ff"/>
    </style:style>
    <style:style style:name="P8" style:family="paragraph" style:parent-style-name="Text_20_body">
      <style:text-properties fo:font-weight="bold" officeooo:rsid="001e71ff" officeooo:paragraph-rsid="001e71ff" style:font-weight-asian="bold" style:font-weight-complex="bold"/>
    </style:style>
    <style:style style:name="T1" style:family="text">
      <style:text-properties officeooo:rsid="0023b488"/>
    </style:style>
    <style:style style:name="T2" style:family="text">
      <style:text-properties fo:color="#111111" loext: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ontexte :</text:p>
      <text:p text:style-name="P7">Cher membre,</text:p>
      <text:p text:style-name="Text_20_body">Nous vous remercions d'avoir accepté de prendre connaissance de cette lettre. Comme convenu, vous avez accepté les engagements au sein de l'assemblée. Nous souhaiterions vous présenter un petit défi qui promettra de vous faire voyager. Nous ne divulguerons pas davantage de détails à ce stade.</text:p>
      <text:p text:style-name="Text_20_body">Nous vous prions de bien vouloir vous rendre sur le site via l'adresse suivante : "Adresse IP du site 1."</text:p>
      <text:p text:style-name="P1"/>
      <text:p text:style-name="P3">Avancement :</text:p>
      <text:p text:style-name="P1"/>
      <text:p text:style-name="P2">J'ai déjà enquêté sur le sujet et je vous envoie un lien que j'ai repéré. </text:p>
      <text:p text:style-name="P2">En résumé, une personne mystérieuse a déjà communiqué avec une autre personne en demandant des informations. <text:span text:style-name="T2">Cependant</text:span>, je ne suis pas sténographe, donc je compte sur vous pour découvrir le secret final !</text:p>
      <text:p text:style-name="P2"/>
      <text:p text:style-name="P4">Merci d’avance !</text:p>
      <text:p text:style-name="P4"/>
      <text:p text:style-name="P4">Lien : « ip du contact »</text:p>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pan text:style-name="T1">mdp 2: </text:span>DépartmentR&amp;T25&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1T23:26:28.015833291</meta:creation-date>
    <dc:date>2024-02-11T23:47:39.842011340</dc:date>
    <meta:editing-duration>PT10M54S</meta:editing-duration>
    <meta:editing-cycles>4</meta:editing-cycles>
    <meta:generator>LibreOffice/24.2.0.2$Linux_X86_64 LibreOffice_project/420$Build-2</meta:generator>
    <meta:document-statistic meta:table-count="0" meta:image-count="0" meta:object-count="0" meta:page-count="1" meta:paragraph-count="10" meta:word-count="132" meta:character-count="773" meta:non-whitespace-character-count="650"/>
  </office:meta>
</office:document-meta>
</file>